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d4a7" officeooo:paragraph-rsid="001ad4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tâches</text:p>
      <text:p text:style-name="P1">MJC</text:p>
      <text:p text:style-name="P1">PJ e-mail 09 avril pour Louis</text:p>
      <text:p text:style-name="P1">PJ e-mail 14 avril pour Mich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1:11:39.813231614</meta:creation-date>
    <dc:date>2016-04-15T11:15:22.960715432</dc:date>
    <meta:editing-duration>P0D</meta:editing-duration>
    <meta:editing-cycles>1</meta:editing-cycles>
    <meta:document-statistic meta:table-count="0" meta:image-count="0" meta:object-count="0" meta:page-count="1" meta:paragraph-count="4" meta:word-count="16" meta:character-count="78" meta:non-whitespace-character-count="66"/>
    <meta:generator>LibreOffice/4.2.8.2$Linux_x86 LibreOffice_project/420m0$Build-2</meta:generator>
  </office:meta>
</office:document-meta>
</file>